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333333333333335in"/>
    </style:style>
    <style:style style:name="co3" style:family="table-column">
      <style:table-column-properties fo:break-before="auto" style:column-width="2.77083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4.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5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right="1.0pt solid #DDDDDD" fo:border-top="1.0pt solid #DDDDDD" fo:border-bottom="1.0pt solid #DDDDDD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top="1.0pt solid #DDDDDD" fo:border-bottom="1.0pt solid #DDDDDD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4"/>
        <table:table-column table:style-name="co3" table:default-cell-style-name="ce15"/>
        <table:table-column table:style-name="co1" table:default-cell-style-name="ce15" table:number-columns-repeated="250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Syphillis, Early Reported Cases</text:p>
          </table:table-cell>
          <table:table-cell table:style-name="ce22" office:value-type="string">
            <text:p>Syphillis, Early Rate per 100,000</text:p>
          </table:table-cell>
          <table:table-cell table:style-name="ce22" office:value-type="string">
            <text:p>Tuberculosis Reported Cases</text:p>
          </table:table-cell>
          <table:table-cell table:style-name="ce22" office:value-type="string">
            <text:p>Tuberculosis Rate per 100,000</text:p>
          </table:table-cell>
          <table:table-cell table:number-columns-repeated="20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56">
            <text:p>156</text:p>
          </table:table-cell>
          <table:table-cell table:style-name="ce25" office:value-type="float" office:value="2.11">
            <text:p>2.11</text:p>
          </table:table-cell>
          <table:table-cell table:style-name="ce25" office:value-type="float" office:value="332">
            <text:p>332</text:p>
          </table:table-cell>
          <table:table-cell table:style-name="ce25" office:value-type="float" office:value="4.49">
            <text:p>4.49</text:p>
          </table:table-cell>
          <table:table-cell table:style-name="ce26"/>
          <table:table-cell table:style-name="ce27"/>
          <table:table-cell table:number-columns-repeated="18" table:style-name="ce28"/>
        </table:table-row>
        <table:table-row table:style-name="ro2">
          <table:table-cell table:style-name="ce29" office:value-type="string">
            <text:p>Accomack County</text:p>
          </table:table-cell>
          <table:table-cell table:style-name="ce30" office:value-type="float" office:value="39025">
            <text:p>39,02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56">
            <text:p>2.56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5.37">
            <text:p>15.3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lbemarle Co., Charlottesville</text:p>
          </table:table-cell>
          <table:table-cell table:style-name="ce30" office:value-type="float" office:value="126832">
            <text:p>126,83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79">
            <text:p>0.79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.37">
            <text:p>2.3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lleghany, Covington</text:p>
          </table:table-cell>
          <table:table-cell table:style-name="ce30" office:value-type="float" office:value="23100">
            <text:p>23,10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melia County</text:p>
          </table:table-cell>
          <table:table-cell table:style-name="ce30" office:value-type="float" office:value="11742">
            <text:p>11,74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8.52">
            <text:p>8.5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mherst County</text:p>
          </table:table-cell>
          <table:table-cell table:style-name="ce30" office:value-type="float" office:value="31891">
            <text:p>31,89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14">
            <text:p>3.1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ppomattox County</text:p>
          </table:table-cell>
          <table:table-cell table:style-name="ce30" office:value-type="float" office:value="13710">
            <text:p>13,71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rlington County</text:p>
          </table:table-cell>
          <table:table-cell table:style-name="ce30" office:value-type="float" office:value="187873">
            <text:p>187,873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6.92">
            <text:p>6.92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17.03">
            <text:p>17.0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ugusta Co., Staunton</text:p>
          </table:table-cell>
          <table:table-cell table:style-name="ce30" office:value-type="float" office:value="91275">
            <text:p>91,27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ath County</text:p>
          </table:table-cell>
          <table:table-cell table:style-name="ce30" office:value-type="float" office:value="5013">
            <text:p>5,0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edford County and City</text:p>
          </table:table-cell>
          <table:table-cell table:style-name="ce30" office:value-type="float" office:value="69000">
            <text:p>69,00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land County</text:p>
          </table:table-cell>
          <table:table-cell table:style-name="ce30" office:value-type="float" office:value="6965">
            <text:p>6,96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otetourt County</text:p>
          </table:table-cell>
          <table:table-cell table:style-name="ce30" office:value-type="float" office:value="31448">
            <text:p>31,44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18">
            <text:p>3.1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runswick County</text:p>
          </table:table-cell>
          <table:table-cell table:style-name="ce30" office:value-type="float" office:value="18199">
            <text:p>18,19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uchanan County</text:p>
          </table:table-cell>
          <table:table-cell table:style-name="ce30" office:value-type="float" office:value="25598">
            <text:p>25,59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uckingham County</text:p>
          </table:table-cell>
          <table:table-cell table:style-name="ce30" office:value-type="float" office:value="15839">
            <text:p>15,83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ampbell County</text:p>
          </table:table-cell>
          <table:table-cell table:style-name="ce30" office:value-type="float" office:value="51322">
            <text:p>51,32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aroline County</text:p>
          </table:table-cell>
          <table:table-cell table:style-name="ce30" office:value-type="float" office:value="23190">
            <text:p>23,19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.31">
            <text:p>4.3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arroll County</text:p>
          </table:table-cell>
          <table:table-cell table:style-name="ce30" office:value-type="float" office:value="29336">
            <text:p>29,33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41">
            <text:p>3.4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harles City County</text:p>
          </table:table-cell>
          <table:table-cell table:style-name="ce30" office:value-type="float" office:value="7118">
            <text:p>7,11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harlotte County</text:p>
          </table:table-cell>
          <table:table-cell table:style-name="ce30" office:value-type="float" office:value="12452">
            <text:p>12,45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8.03">
            <text:p>8.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hesterfield County</text:p>
          </table:table-cell>
          <table:table-cell table:style-name="ce30" office:value-type="float" office:value="276840">
            <text:p>276,84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08">
            <text:p>1.0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3.25">
            <text:p>3.2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larke County</text:p>
          </table:table-cell>
          <table:table-cell table:style-name="ce30" office:value-type="float" office:value="13364">
            <text:p>13,36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raig County</text:p>
          </table:table-cell>
          <table:table-cell table:style-name="ce30" office:value-type="float" office:value="5159">
            <text:p>5,15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ulpeper County</text:p>
          </table:table-cell>
          <table:table-cell table:style-name="ce30" office:value-type="float" office:value="38555">
            <text:p>38,55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59">
            <text:p>2.5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umberland County</text:p>
          </table:table-cell>
          <table:table-cell table:style-name="ce30" office:value-type="float" office:value="9189">
            <text:p>9,18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Dickenson County</text:p>
          </table:table-cell>
          <table:table-cell table:style-name="ce30" office:value-type="float" office:value="16119">
            <text:p>16,11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6.2">
            <text:p>6.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Dinwiddie County</text:p>
          </table:table-cell>
          <table:table-cell table:style-name="ce30" office:value-type="float" office:value="24853">
            <text:p>24,85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.02">
            <text:p>4.0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.05">
            <text:p>8.0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Essex County</text:p>
          </table:table-cell>
          <table:table-cell table:style-name="ce30" office:value-type="float" office:value="10260">
            <text:p>10,26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airfax Co./City/Falls Church</text:p>
          </table:table-cell>
          <table:table-cell table:style-name="ce30" office:value-type="float" office:value="1032921">
            <text:p>1,032,921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1.94">
            <text:p>1.94</text:p>
          </table:table-cell>
          <table:table-cell table:style-name="ce31" office:value-type="float" office:value="85">
            <text:p>85</text:p>
          </table:table-cell>
          <table:table-cell table:style-name="ce31" office:value-type="float" office:value="8.23">
            <text:p>8.2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auquier County</text:p>
          </table:table-cell>
          <table:table-cell table:style-name="ce30" office:value-type="float" office:value="61137">
            <text:p>61,13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64">
            <text:p>1.6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loyd County</text:p>
          </table:table-cell>
          <table:table-cell table:style-name="ce30" office:value-type="float" office:value="14350">
            <text:p>14,35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luvanna County</text:p>
          </table:table-cell>
          <table:table-cell table:style-name="ce30" office:value-type="float" office:value="23078">
            <text:p>23,07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ranklin County</text:p>
          </table:table-cell>
          <table:table-cell table:style-name="ce30" office:value-type="float" office:value="49095">
            <text:p>49,09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04">
            <text:p>2.0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rederick Co., Winchester</text:p>
          </table:table-cell>
          <table:table-cell table:style-name="ce30" office:value-type="float" office:value="88999">
            <text:p>88,99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.25">
            <text:p>2.2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Giles County</text:p>
          </table:table-cell>
          <table:table-cell table:style-name="ce30" office:value-type="float" office:value="16956">
            <text:p>16,95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9">
            <text:p>5.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Gloucester County</text:p>
          </table:table-cell>
          <table:table-cell table:style-name="ce30" office:value-type="float" office:value="36698">
            <text:p>36,69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Goochland County</text:p>
          </table:table-cell>
          <table:table-cell table:style-name="ce30" office:value-type="float" office:value="18138">
            <text:p>18,13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51">
            <text:p>5.5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51">
            <text:p>5.5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Grayson County</text:p>
          </table:table-cell>
          <table:table-cell table:style-name="ce30" office:value-type="float" office:value="16557">
            <text:p>16,55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Greene County</text:p>
          </table:table-cell>
          <table:table-cell table:style-name="ce30" office:value-type="float" office:value="16779">
            <text:p>16,77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Greensville Co., Emporia</text:p>
          </table:table-cell>
          <table:table-cell table:style-name="ce30" office:value-type="float" office:value="17237">
            <text:p>17,23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8">
            <text:p>5.8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3.21">
            <text:p>23.2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alifax County</text:p>
          </table:table-cell>
          <table:table-cell table:style-name="ce30" office:value-type="float" office:value="36632">
            <text:p>36,63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anover County</text:p>
          </table:table-cell>
          <table:table-cell table:style-name="ce30" office:value-type="float" office:value="94081">
            <text:p>94,08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06">
            <text:p>1.06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enrico County</text:p>
          </table:table-cell>
          <table:table-cell table:style-name="ce30" office:value-type="float" office:value="271083">
            <text:p>271,083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2.95">
            <text:p>2.9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4.43">
            <text:p>4.4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enry Co., Martinsville</text:p>
          </table:table-cell>
          <table:table-cell table:style-name="ce30" office:value-type="float" office:value="72211">
            <text:p>72,21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38">
            <text:p>1.3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ighland County</text:p>
          </table:table-cell>
          <table:table-cell table:style-name="ce30" office:value-type="float" office:value="2504">
            <text:p>2,50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Isle of Wight County</text:p>
          </table:table-cell>
          <table:table-cell table:style-name="ce30" office:value-type="float" office:value="31925">
            <text:p>31,92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6.26">
            <text:p>6.26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James City County</text:p>
          </table:table-cell>
          <table:table-cell table:style-name="ce30" office:value-type="float" office:value="53487">
            <text:p>53,48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87">
            <text:p>1.8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King and Queen County</text:p>
          </table:table-cell>
          <table:table-cell table:style-name="ce30" office:value-type="float" office:value="6588">
            <text:p>6,58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King George County</text:p>
          </table:table-cell>
          <table:table-cell table:style-name="ce30" office:value-type="float" office:value="18213">
            <text:p>18,2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49">
            <text:p>5.4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King William County</text:p>
          </table:table-cell>
          <table:table-cell table:style-name="ce30" office:value-type="float" office:value="14131">
            <text:p>14,13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ancaster County</text:p>
          </table:table-cell>
          <table:table-cell table:style-name="ce30" office:value-type="float" office:value="12074">
            <text:p>12,07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ee County</text:p>
          </table:table-cell>
          <table:table-cell table:style-name="ce30" office:value-type="float" office:value="23734">
            <text:p>23,73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oudoun County</text:p>
          </table:table-cell>
          <table:table-cell table:style-name="ce30" office:value-type="float" office:value="221746">
            <text:p>221,746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.9">
            <text:p>0.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4.51">
            <text:p>4.5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ouisa County</text:p>
          </table:table-cell>
          <table:table-cell table:style-name="ce30" office:value-type="float" office:value="28031">
            <text:p>28,03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unenburg County</text:p>
          </table:table-cell>
          <table:table-cell table:style-name="ce30" office:value-type="float" office:value="13167">
            <text:p>13,16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Madison County</text:p>
          </table:table-cell>
          <table:table-cell table:style-name="ce30" office:value-type="float" office:value="13036">
            <text:p>13,03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Mathews County</text:p>
          </table:table-cell>
          <table:table-cell table:style-name="ce30" office:value-type="float" office:value="9216">
            <text:p>9,21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Mecklenburg County</text:p>
          </table:table-cell>
          <table:table-cell table:style-name="ce30" office:value-type="float" office:value="32551">
            <text:p>32,55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Middlesex County</text:p>
          </table:table-cell>
          <table:table-cell table:style-name="ce30" office:value-type="float" office:value="10211">
            <text:p>10,21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Montgomery County</text:p>
          </table:table-cell>
          <table:table-cell table:style-name="ce30" office:value-type="float" office:value="85614">
            <text:p>85,61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17">
            <text:p>1.1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elson County</text:p>
          </table:table-cell>
          <table:table-cell table:style-name="ce30" office:value-type="float" office:value="14942">
            <text:p>14,94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3.39">
            <text:p>13.3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ew Kent County</text:p>
          </table:table-cell>
          <table:table-cell table:style-name="ce30" office:value-type="float" office:value="14843">
            <text:p>14,84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orthampton County</text:p>
          </table:table-cell>
          <table:table-cell table:style-name="ce30" office:value-type="float" office:value="13285">
            <text:p>13,28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.53">
            <text:p>7.5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orthumberland County</text:p>
          </table:table-cell>
          <table:table-cell table:style-name="ce30" office:value-type="float" office:value="12742">
            <text:p>12,74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5.7">
            <text:p>15.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ottoway County</text:p>
          </table:table-cell>
          <table:table-cell table:style-name="ce30" office:value-type="float" office:value="15603">
            <text:p>15,6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Orange County</text:p>
          </table:table-cell>
          <table:table-cell table:style-name="ce30" office:value-type="float" office:value="28018">
            <text:p>28,01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age County</text:p>
          </table:table-cell>
          <table:table-cell table:style-name="ce30" office:value-type="float" office:value="23589">
            <text:p>23,58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atrick County</text:p>
          </table:table-cell>
          <table:table-cell table:style-name="ce30" office:value-type="float" office:value="19182">
            <text:p>19,18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21">
            <text:p>5.2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ittsylvania County</text:p>
          </table:table-cell>
          <table:table-cell table:style-name="ce30" office:value-type="float" office:value="61640">
            <text:p>61,64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62">
            <text:p>1.6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owhatan County</text:p>
          </table:table-cell>
          <table:table-cell table:style-name="ce30" office:value-type="float" office:value="24649">
            <text:p>24,64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rince Edward County</text:p>
          </table:table-cell>
          <table:table-cell table:style-name="ce30" office:value-type="float" office:value="20180">
            <text:p>20,18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rince George County</text:p>
          </table:table-cell>
          <table:table-cell table:style-name="ce30" office:value-type="float" office:value="34305">
            <text:p>34,30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92">
            <text:p>2.9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r. William Co./Manassas/M. Park</text:p>
          </table:table-cell>
          <table:table-cell table:style-name="ce30" office:value-type="float" office:value="373480">
            <text:p>373,480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.68">
            <text:p>2.6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5.09">
            <text:p>5.0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ulaski County</text:p>
          </table:table-cell>
          <table:table-cell table:style-name="ce30" office:value-type="float" office:value="35030">
            <text:p>35,03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85">
            <text:p>2.8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appahannock County</text:p>
          </table:table-cell>
          <table:table-cell table:style-name="ce30" office:value-type="float" office:value="7110">
            <text:p>7,11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4.06">
            <text:p>14.0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ichmond County</text:p>
          </table:table-cell>
          <table:table-cell table:style-name="ce30" office:value-type="float" office:value="9006">
            <text:p>9,00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oanoke County</text:p>
          </table:table-cell>
          <table:table-cell table:style-name="ce30" office:value-type="float" office:value="87329">
            <text:p>87,32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ockbridge Co., Lexington</text:p>
          </table:table-cell>
          <table:table-cell table:style-name="ce30" office:value-type="float" office:value="28049">
            <text:p>28,04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ockingham Co., Harrisonburg</text:p>
          </table:table-cell>
          <table:table-cell table:style-name="ce30" office:value-type="float" office:value="110535">
            <text:p>110,53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9">
            <text:p>0.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9.05">
            <text:p>9.0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ussell County</text:p>
          </table:table-cell>
          <table:table-cell table:style-name="ce30" office:value-type="float" office:value="28861">
            <text:p>28,86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cott County</text:p>
          </table:table-cell>
          <table:table-cell table:style-name="ce30" office:value-type="float" office:value="23005">
            <text:p>23,00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.35">
            <text:p>4.3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henandoah County</text:p>
          </table:table-cell>
          <table:table-cell table:style-name="ce30" office:value-type="float" office:value="37199">
            <text:p>37,19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myth County</text:p>
          </table:table-cell>
          <table:table-cell table:style-name="ce30" office:value-type="float" office:value="32700">
            <text:p>32,70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06">
            <text:p>3.06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outhampton County</text:p>
          </table:table-cell>
          <table:table-cell table:style-name="ce30" office:value-type="float" office:value="17453">
            <text:p>17,45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73">
            <text:p>5.7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potsylvania County</text:p>
          </table:table-cell>
          <table:table-cell table:style-name="ce30" office:value-type="float" office:value="107838">
            <text:p>107,83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93">
            <text:p>0.9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tafford County</text:p>
          </table:table-cell>
          <table:table-cell table:style-name="ce30" office:value-type="float" office:value="111021">
            <text:p>111,02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8">
            <text:p>1.8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.7">
            <text:p>2.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urry County</text:p>
          </table:table-cell>
          <table:table-cell table:style-name="ce30" office:value-type="float" office:value="7009">
            <text:p>7,00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4.27">
            <text:p>14.2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ussex County</text:p>
          </table:table-cell>
          <table:table-cell table:style-name="ce30" office:value-type="float" office:value="11956">
            <text:p>11,95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Tazewell County</text:p>
          </table:table-cell>
          <table:table-cell table:style-name="ce30" office:value-type="float" office:value="44362">
            <text:p>44,36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25">
            <text:p>2.2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arren County</text:p>
          </table:table-cell>
          <table:table-cell table:style-name="ce30" office:value-type="float" office:value="33871">
            <text:p>33,87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95">
            <text:p>2.9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ashington County</text:p>
          </table:table-cell>
          <table:table-cell table:style-name="ce30" office:value-type="float" office:value="51405">
            <text:p>51,40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estmoreland County</text:p>
          </table:table-cell>
          <table:table-cell table:style-name="ce30" office:value-type="float" office:value="16946">
            <text:p>16,94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ise Co., Norton</text:p>
          </table:table-cell>
          <table:table-cell table:style-name="ce30" office:value-type="float" office:value="45712">
            <text:p>45,71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.38">
            <text:p>4.3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ythe County</text:p>
          </table:table-cell>
          <table:table-cell table:style-name="ce30" office:value-type="float" office:value="27941">
            <text:p>27,94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58">
            <text:p>3.5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York Co., Poquoson</text:p>
          </table:table-cell>
          <table:table-cell table:style-name="ce30" office:value-type="float" office:value="72792">
            <text:p>72,79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37">
            <text:p>1.37</text:p>
          </table:table-cell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</table:table>
      <table:table table:name="localities-citi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Syphillis, Early Reported Cases</text:p>
          </table:table-cell>
          <table:table-cell table:style-name="ce22" office:value-type="string">
            <text:p>Syphillis, Early Rate per 100,000</text:p>
          </table:table-cell>
          <table:table-cell table:style-name="ce22" office:value-type="string">
            <text:p>Tuberculosis Reported Cases</text:p>
          </table:table-cell>
          <table:table-cell table:style-name="ce22" office:value-type="string">
            <text:p>Tuberculosis Rate per 100,000</text:p>
          </table:table-cell>
          <table:table-cell table:number-columns-repeated="20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56">
            <text:p>156</text:p>
          </table:table-cell>
          <table:table-cell table:style-name="ce25" office:value-type="float" office:value="2.11">
            <text:p>2.11</text:p>
          </table:table-cell>
          <table:table-cell table:style-name="ce25" office:value-type="float" office:value="332">
            <text:p>332</text:p>
          </table:table-cell>
          <table:table-cell table:style-name="ce25" office:value-type="float" office:value="4.49">
            <text:p>4.49</text:p>
          </table:table-cell>
          <table:table-cell table:style-name="ce26"/>
          <table:table-cell table:style-name="ce27"/>
          <table:table-cell table:number-columns-repeated="18" table:style-name="ce28"/>
        </table:table-row>
        <table:table-row table:style-name="ro2">
          <table:table-cell table:style-name="ce29" office:value-type="string">
            <text:p>Alexandria</text:p>
          </table:table-cell>
          <table:table-cell table:style-name="ce30" office:value-type="float" office:value="128923">
            <text:p>128,923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0.08">
            <text:p>10.08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8.53">
            <text:p>8.53</text:p>
          </table:table-cell>
          <table:table-cell table:style-name="ce32"/>
          <table:table-cell table:style-name="ce33"/>
          <table:table-cell table:number-columns-repeated="18" table:style-name="ce34"/>
        </table:table-row>
        <table:table-row table:style-name="ro2">
          <table:table-cell table:style-name="ce29" office:value-type="string">
            <text:p>Bristol</text:p>
          </table:table-cell>
          <table:table-cell table:style-name="ce30" office:value-type="float" office:value="17206">
            <text:p>17,20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7.44">
            <text:p>17.4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Buena Vista</text:p>
          </table:table-cell>
          <table:table-cell table:style-name="ce30" office:value-type="float" office:value="6320">
            <text:p>6,32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hesapeake</text:p>
          </table:table-cell>
          <table:table-cell table:style-name="ce30" office:value-type="float" office:value="210834">
            <text:p>210,834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.32">
            <text:p>3.3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42">
            <text:p>1.4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olonial Heights</text:p>
          </table:table-cell>
          <table:table-cell table:style-name="ce30" office:value-type="float" office:value="17286">
            <text:p>17,28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Danville</text:p>
          </table:table-cell>
          <table:table-cell table:style-name="ce30" office:value-type="float" office:value="46988">
            <text:p>46,98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.26">
            <text:p>4.26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.26">
            <text:p>4.26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ranklin City</text:p>
          </table:table-cell>
          <table:table-cell table:style-name="ce30" office:value-type="float" office:value="8254">
            <text:p>8,25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2.12">
            <text:p>12.1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redericksburg</text:p>
          </table:table-cell>
          <table:table-cell table:style-name="ce30" office:value-type="float" office:value="20189">
            <text:p>20,18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Galax</text:p>
          </table:table-cell>
          <table:table-cell table:style-name="ce30" office:value-type="float" office:value="6655">
            <text:p>6,65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5.03">
            <text:p>15.0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ampton</text:p>
          </table:table-cell>
          <table:table-cell table:style-name="ce30" office:value-type="float" office:value="146878">
            <text:p>146,87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68">
            <text:p>0.6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36">
            <text:p>1.36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opewell</text:p>
          </table:table-cell>
          <table:table-cell table:style-name="ce30" office:value-type="float" office:value="22391">
            <text:p>22,39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.93">
            <text:p>8.9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ynchburg</text:p>
          </table:table-cell>
          <table:table-cell table:style-name="ce30" office:value-type="float" office:value="65113">
            <text:p>65,11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54">
            <text:p>1.5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ewport News</text:p>
          </table:table-cell>
          <table:table-cell table:style-name="ce30" office:value-type="float" office:value="181647">
            <text:p>181,647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65">
            <text:p>1.65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.85">
            <text:p>3.8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orfolk</text:p>
          </table:table-cell>
          <table:table-cell table:style-name="ce30" office:value-type="float" office:value="241727">
            <text:p>241,727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7.86">
            <text:p>7.86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3.72">
            <text:p>3.7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etersburg</text:p>
          </table:table-cell>
          <table:table-cell table:style-name="ce30" office:value-type="float" office:value="33091">
            <text:p>33,09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02">
            <text:p>3.02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5.11">
            <text:p>15.1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ortsmouth</text:p>
          </table:table-cell>
          <table:table-cell table:style-name="ce30" office:value-type="float" office:value="99617">
            <text:p>99,61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6.02">
            <text:p>6.02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5.02">
            <text:p>5.0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adford</text:p>
          </table:table-cell>
          <table:table-cell table:style-name="ce30" office:value-type="float" office:value="15006">
            <text:p>15,00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ichmond City</text:p>
          </table:table-cell>
          <table:table-cell table:style-name="ce30" office:value-type="float" office:value="194729">
            <text:p>194,729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10.78">
            <text:p>10.78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13.87">
            <text:p>13.8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oanoke City</text:p>
          </table:table-cell>
          <table:table-cell table:style-name="ce30" office:value-type="float" office:value="92863">
            <text:p>92,86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.15">
            <text:p>2.1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3">
            <text:p>3.2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alem</text:p>
          </table:table-cell>
          <table:table-cell table:style-name="ce30" office:value-type="float" office:value="24603">
            <text:p>24,6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uffolk</text:p>
          </table:table-cell>
          <table:table-cell table:style-name="ce30" office:value-type="float" office:value="73515">
            <text:p>73,51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36">
            <text:p>1.3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.08">
            <text:p>4.0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Virginia Beach</text:p>
          </table:table-cell>
          <table:table-cell table:style-name="ce30" office:value-type="float" office:value="439467">
            <text:p>439,46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.37">
            <text:p>1.37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3.19">
            <text:p>3.1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aynesboro</text:p>
          </table:table-cell>
          <table:table-cell table:style-name="ce30" office:value-type="float" office:value="20388">
            <text:p>20,38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9.62">
            <text:p>19.6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illiamsburg</text:p>
          </table:table-cell>
          <table:table-cell table:style-name="ce30" office:value-type="float" office:value="11605">
            <text:p>11,60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7.23">
            <text:p>17.23</text:p>
          </table:table-cell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5"/>
          <table:table-cell table:number-columns-repeated="5"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  <table:table-row table:style-name="ro2"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</table:table-row>
      </table:table>
      <table:table table:name="districts-regio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Syphillis, Early Reported Cases</text:p>
          </table:table-cell>
          <table:table-cell table:style-name="ce22" office:value-type="string">
            <text:p>Syphillis, Early Rate per 100,000</text:p>
          </table:table-cell>
          <table:table-cell table:style-name="ce22" office:value-type="string">
            <text:p>Tuberculosis Reported Cases</text:p>
          </table:table-cell>
          <table:table-cell table:style-name="ce22" office:value-type="string">
            <text:p>Tuberculosis Rate per 100,000</text:p>
          </table:table-cell>
          <table:table-cell table:number-columns-repeated="20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56">
            <text:p>156</text:p>
          </table:table-cell>
          <table:table-cell table:style-name="ce25" office:value-type="float" office:value="2.11">
            <text:p>2.11</text:p>
          </table:table-cell>
          <table:table-cell table:style-name="ce25" office:value-type="float" office:value="332">
            <text:p>332</text:p>
          </table:table-cell>
          <table:table-cell table:style-name="ce25" office:value-type="float" office:value="4.49">
            <text:p>4.49</text:p>
          </table:table-cell>
          <table:table-cell table:style-name="ce26"/>
          <table:table-cell table:style-name="ce27"/>
          <table:table-cell table:number-columns-repeated="18" table:style-name="ce28"/>
        </table:table-row>
        <table:table-row table:style-name="ro2">
          <table:table-cell table:style-name="ce29" office:value-type="string">
            <text:p>Central Shenandoah</text:p>
          </table:table-cell>
          <table:table-cell table:style-name="ce30" office:value-type="float" office:value="264084">
            <text:p>264,08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38">
            <text:p>0.38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5.3">
            <text:p>5.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ord Fairfax</text:p>
          </table:table-cell>
          <table:table-cell table:style-name="ce30" office:value-type="float" office:value="197022">
            <text:p>197,02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51">
            <text:p>0.5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02">
            <text:p>1.0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appahannock</text:p>
          </table:table-cell>
          <table:table-cell table:style-name="ce30" office:value-type="float" office:value="280451">
            <text:p>280,45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.71">
            <text:p>0.71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2.14">
            <text:p>2.1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appahannock/Rapidan</text:p>
          </table:table-cell>
          <table:table-cell table:style-name="ce30" office:value-type="float" office:value="147856">
            <text:p>147,85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68">
            <text:p>0.6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35">
            <text:p>1.3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Thomas Jefferson</text:p>
          </table:table-cell>
          <table:table-cell table:style-name="ce30" office:value-type="float" office:value="209662">
            <text:p>209,66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48">
            <text:p>0.48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2.38">
            <text:p>2.3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orthwest Region</text:p>
          </table:table-cell>
          <table:table-cell table:style-name="ce30" office:value-type="float" office:value="1099075">
            <text:p>1,099,07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0.55">
            <text:p>0.55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2.64">
            <text:p>2.6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lexandria</text:p>
          </table:table-cell>
          <table:table-cell table:style-name="ce30" office:value-type="float" office:value="128923">
            <text:p>128,923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0.08">
            <text:p>10.08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8.53">
            <text:p>8.5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rlington</text:p>
          </table:table-cell>
          <table:table-cell table:style-name="ce30" office:value-type="float" office:value="187873">
            <text:p>187,873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6.92">
            <text:p>6.92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17.03">
            <text:p>17.0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Fairfax</text:p>
          </table:table-cell>
          <table:table-cell table:style-name="ce30" office:value-type="float" office:value="1032921">
            <text:p>1,032,921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1.94">
            <text:p>1.94</text:p>
          </table:table-cell>
          <table:table-cell table:style-name="ce31" office:value-type="float" office:value="85">
            <text:p>85</text:p>
          </table:table-cell>
          <table:table-cell table:style-name="ce31" office:value-type="float" office:value="8.23">
            <text:p>8.2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oudoun</text:p>
          </table:table-cell>
          <table:table-cell table:style-name="ce30" office:value-type="float" office:value="221746">
            <text:p>221,746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.9">
            <text:p>0.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4.51">
            <text:p>4.51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rince William</text:p>
          </table:table-cell>
          <table:table-cell table:style-name="ce30" office:value-type="float" office:value="373480">
            <text:p>373,480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.68">
            <text:p>2.6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5.09">
            <text:p>5.0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orthern Region</text:p>
          </table:table-cell>
          <table:table-cell table:style-name="ce30" office:value-type="float" office:value="1944943">
            <text:p>1,944,943</text:p>
          </table:table-cell>
          <table:table-cell table:style-name="ce31" office:value-type="float" office:value="58">
            <text:p>58</text:p>
          </table:table-cell>
          <table:table-cell table:style-name="ce31" office:value-type="float" office:value="2.98">
            <text:p>2.98</text:p>
          </table:table-cell>
          <table:table-cell table:style-name="ce31" office:value-type="float" office:value="157">
            <text:p>157</text:p>
          </table:table-cell>
          <table:table-cell table:style-name="ce31" office:value-type="float" office:value="8.07">
            <text:p>8.0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Alleghany</text:p>
          </table:table-cell>
          <table:table-cell table:style-name="ce30" office:value-type="float" office:value="171639">
            <text:p>171,63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58">
            <text:p>0.5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entral Virginia</text:p>
          </table:table-cell>
          <table:table-cell table:style-name="ce30" office:value-type="float" office:value="231036">
            <text:p>231,03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43">
            <text:p>0.4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43">
            <text:p>0.4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umberland Plateau</text:p>
          </table:table-cell>
          <table:table-cell table:style-name="ce30" office:value-type="float" office:value="114940">
            <text:p>114,94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74">
            <text:p>1.7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Lenowisco</text:p>
          </table:table-cell>
          <table:table-cell table:style-name="ce30" office:value-type="float" office:value="92451">
            <text:p>92,45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08">
            <text:p>1.0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.16">
            <text:p>2.16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Mount Rogers</text:p>
          </table:table-cell>
          <table:table-cell table:style-name="ce30" office:value-type="float" office:value="188765">
            <text:p>188,76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53">
            <text:p>0.53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.18">
            <text:p>3.1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ew River</text:p>
          </table:table-cell>
          <table:table-cell table:style-name="ce30" office:value-type="float" office:value="166956">
            <text:p>166,95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8">
            <text:p>1.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ittsylvania/Danville</text:p>
          </table:table-cell>
          <table:table-cell table:style-name="ce30" office:value-type="float" office:value="108628">
            <text:p>108,628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.76">
            <text:p>2.76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84">
            <text:p>1.8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oanoke City</text:p>
          </table:table-cell>
          <table:table-cell table:style-name="ce30" office:value-type="float" office:value="92863">
            <text:p>92,86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.15">
            <text:p>2.1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3">
            <text:p>3.2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est Piedmont</text:p>
          </table:table-cell>
          <table:table-cell table:style-name="ce30" office:value-type="float" office:value="140488">
            <text:p>140,48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71">
            <text:p>0.7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42">
            <text:p>1.4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outhwest Region</text:p>
          </table:table-cell>
          <table:table-cell table:style-name="ce30" office:value-type="float" office:value="1307766">
            <text:p>1,307,766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0.69">
            <text:p>0.69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1.68">
            <text:p>1.6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hesterfield</text:p>
          </table:table-cell>
          <table:table-cell table:style-name="ce30" office:value-type="float" office:value="318775">
            <text:p>318,77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.94">
            <text:p>0.94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2.82">
            <text:p>2.8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rater</text:p>
          </table:table-cell>
          <table:table-cell table:style-name="ce30" office:value-type="float" office:value="150842">
            <text:p>150,84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99">
            <text:p>1.99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9.94">
            <text:p>9.9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anover</text:p>
          </table:table-cell>
          <table:table-cell table:style-name="ce30" office:value-type="float" office:value="134180">
            <text:p>134,18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75">
            <text:p>0.75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49">
            <text:p>1.4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enrico</text:p>
          </table:table-cell>
          <table:table-cell table:style-name="ce30" office:value-type="float" office:value="271083">
            <text:p>271,083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2.95">
            <text:p>2.9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4.43">
            <text:p>4.4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iedmont</text:p>
          </table:table-cell>
          <table:table-cell table:style-name="ce30" office:value-type="float" office:value="98172">
            <text:p>98,17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.04">
            <text:p>2.0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Richmond City</text:p>
          </table:table-cell>
          <table:table-cell table:style-name="ce30" office:value-type="float" office:value="194729">
            <text:p>194,729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10.78">
            <text:p>10.78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13.87">
            <text:p>13.87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Southside</text:p>
          </table:table-cell>
          <table:table-cell table:style-name="ce30" office:value-type="float" office:value="87382">
            <text:p>87,38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entral Region</text:p>
          </table:table-cell>
          <table:table-cell table:style-name="ce30" office:value-type="float" office:value="1255163">
            <text:p>1,255,163</text:p>
          </table:table-cell>
          <table:table-cell table:style-name="ce31" office:value-type="float" office:value="38">
            <text:p>38</text:p>
          </table:table-cell>
          <table:table-cell table:style-name="ce31" office:value-type="float" office:value="3.03">
            <text:p>3.03</text:p>
          </table:table-cell>
          <table:table-cell table:style-name="ce31" office:value-type="float" office:value="65">
            <text:p>65</text:p>
          </table:table-cell>
          <table:table-cell table:style-name="ce31" office:value-type="float" office:value="5.18">
            <text:p>5.1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Chesapeake</text:p>
          </table:table-cell>
          <table:table-cell table:style-name="ce30" office:value-type="float" office:value="210834">
            <text:p>210,834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.32">
            <text:p>3.3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42">
            <text:p>1.4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Eastern Shore</text:p>
          </table:table-cell>
          <table:table-cell table:style-name="ce30" office:value-type="float" office:value="52310">
            <text:p>52,31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91">
            <text:p>1.91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13.38">
            <text:p>13.38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Hampton</text:p>
          </table:table-cell>
          <table:table-cell table:style-name="ce30" office:value-type="float" office:value="146878">
            <text:p>146,87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68">
            <text:p>0.6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36">
            <text:p>1.36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Norfolk</text:p>
          </table:table-cell>
          <table:table-cell table:style-name="ce30" office:value-type="float" office:value="241727">
            <text:p>241,727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7.86">
            <text:p>7.86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3.72">
            <text:p>3.7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eninsula</text:p>
          </table:table-cell>
          <table:table-cell table:style-name="ce30" office:value-type="float" office:value="319531">
            <text:p>319,53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.25">
            <text:p>1.25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3.13">
            <text:p>3.13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Portsmouth</text:p>
          </table:table-cell>
          <table:table-cell table:style-name="ce30" office:value-type="float" office:value="99617">
            <text:p>99,61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6.02">
            <text:p>6.02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5.02">
            <text:p>5.02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Three Rivers</text:p>
          </table:table-cell>
          <table:table-cell table:style-name="ce30" office:value-type="float" office:value="137872">
            <text:p>137,87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.45">
            <text:p>1.45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Virginia Beach</text:p>
          </table:table-cell>
          <table:table-cell table:style-name="ce30" office:value-type="float" office:value="439467">
            <text:p>439,46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.37">
            <text:p>1.37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3.19">
            <text:p>3.19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Western Tidewater</text:p>
          </table:table-cell>
          <table:table-cell table:style-name="ce30" office:value-type="float" office:value="131147">
            <text:p>131,14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76">
            <text:p>0.7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5.34">
            <text:p>5.34</text:p>
          </table:table-cell>
          <table:table-cell table:style-name="ce32"/>
          <table:table-cell table:style-name="ce33"/>
        </table:table-row>
        <table:table-row table:style-name="ro2">
          <table:table-cell table:style-name="ce29" office:value-type="string">
            <text:p>Eastern Region</text:p>
          </table:table-cell>
          <table:table-cell table:style-name="ce30" office:value-type="float" office:value="1779383">
            <text:p>1,779,383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2.53">
            <text:p>2.53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3.32">
            <text:p>3.32</text:p>
          </table:table-cell>
          <table:table-cell table:style-name="ce32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